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c5ea8" officeooo:paragraph-rsid="001c5ea8"/>
    </style:style>
    <style:style style:name="P2" style:family="paragraph" style:parent-style-name="Standard" style:list-style-name="L1">
      <style:text-properties fo:font-weight="bold" officeooo:rsid="001c5ea8" officeooo:paragraph-rsid="001c5ea8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c5ea8" officeooo:paragraph-rsid="001c5ea8" style:font-weight-asian="bold" style:font-weight-complex="bold"/>
    </style:style>
    <style:style style:name="P4" style:family="paragraph" style:parent-style-name="Standard">
      <style:text-properties fo:font-weight="bold" officeooo:rsid="001c5ea8" officeooo:paragraph-rsid="001c5ea8" style:font-weight-asian="bold" style:font-weight-complex="bold"/>
    </style:style>
    <style:style style:name="P5" style:family="paragraph" style:parent-style-name="Standard">
      <style:text-properties fo:font-weight="normal" officeooo:rsid="001c5ea8" officeooo:paragraph-rsid="001c5ea8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d7ec5" officeooo:paragraph-rsid="001d7ec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d7ec5" officeooo:paragraph-rsid="001d7ec5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bold" officeooo:rsid="001d7ec5" officeooo:paragraph-rsid="001d7ec5" style:font-weight-asian="bold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fo:font-weight="normal" officeooo:rsid="001d7ec5" officeooo:paragraph-rsid="001d7ec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s</text:p>
      <text:p text:style-name="P1">Una clase es una plantilla o molde que define como van a se los objetos dentro de una clase se definen,</text:p>
      <text:p text:style-name="P1"/>
      <text:list text:style-name="L1">
        <text:list-item>
          <text:p text:style-name="P2">Atributos; Que caracteristicas tendrea el objeto</text:p>
        </text:list-item>
        <text:list-item>
          <text:p text:style-name="P2">Metodo:Que acciones podra realizar el objeto</text:p>
        </text:list-item>
      </text:list>
      <text:p text:style-name="P1"/>
      <text:p text:style-name="P1"><text:span text:style-name="T1">En la Practica :</text:span> una clase es como un diseño o recta que aun no marca modelo y o tiene vida propia pero sirve para crear objetos</text:p>
      <text:p text:style-name="P1"/>
      <text:p text:style-name="P1"><text:span text:style-name="T1">Ejemplo: </text:span>La clase carro define que todo carro tendra</text:p>
      <text:p text:style-name="P1"/>
      <text:p text:style-name="P1"/>
      <text:p text:style-name="P3">Objeto (intacia completa de un objeto)</text:p>
      <text:p text:style-name="P1"/>
      <text:p text:style-name="P1">Un objeto es una instancia concreta de una clase es decir cuando el molde (clase) se convierte en algo real.</text:p>
      <text:p text:style-name="P1">Cada objeto tiene sus propios valores para los atributos definidos en la clase</text:p>
      <text:p text:style-name="P1">Los objetos permiten representar elementos del mundo real dentro del programa</text:p>
      <text:p text:style-name="P1"/>
      <text:p text:style-name="P4">Ejemplo:<text:span text:style-name="T2">Un objeto de la clase coche seria mi carrotoyota corolla rojo 2020</text:span></text:p>
      <text:p text:style-name="P5"/>
      <text:p text:style-name="P5"/>
      <text:p text:style-name="P6">Atributos</text:p>
      <text:p text:style-name="P6"/>
      <text:p text:style-name="P7">Un atributo es una variable que pertenece a una clase u objeto </text:p>
      <text:p text:style-name="P7">Sirve para guardar informacion del objeto como suss caracteristicas o estado actual</text:p>
      <text:p text:style-name="P7"/>
      <text:p text:style-name="P8">Los atributos pueden ser publicos (accesibles directamente)o Privados(solos accesibles dentro de la clase)</text:p>
      <text:p text:style-name="P8"/>
      <text:p text:style-name="P6">Metodos</text:p>
      <text:list text:style-name="L2">
        <text:list-item>
          <text:p text:style-name="P9">Es una funcion definida dentro de una clase que se escribe el comportamienro o acciones que pueden realizar un objeto</text:p>
          <text:p text:style-name="P9"/>
        </text:list-item>
        <text:list-item>
          <text:p text:style-name="P9">Los metodos suelen trabajar con los atributos del objeto </text:p>
        </text:list-item>
        <text:list-item>
          <text:p text:style-name="P9">Representan la logica del objeto Lo que puede hacer o como interactua con otros</text:p>
          <text:p text:style-name="P9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s" fo:country="MX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s" fo:country="MX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7T11:29:17.757562844</meta:creation-date>
    <dc:date>2025-09-17T11:48:07.811378401</dc:date>
    <meta:editing-duration>PT7M17S</meta:editing-duration>
    <meta:editing-cycles>1</meta:editing-cycles>
    <meta:document-statistic meta:table-count="0" meta:image-count="0" meta:object-count="0" meta:page-count="1" meta:paragraph-count="21" meta:word-count="221" meta:character-count="1284" meta:non-whitespace-character-count="1087"/>
    <meta:generator>LibreOffice/25.2.5.2$Linux_X86_64 LibreOffice_project/520$Build-2</meta:generator>
  </office:meta>
</office:document-meta>
</file>